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2"/>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2"/>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2"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2"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body">
      <style:paragraph-properties fo:orphans="2" fo:widows="2"/>
    </style:style>
    <style:style style:name="P20" style:family="paragraph" style:parent-style-name="body">
      <style:paragraph-properties fo:orphans="2" fo:widows="2"/>
      <style:text-properties style:use-window-font-color="true" style:font-name="Courier New1" fo:font-size="10.5pt" style:font-name-asian="Courier" style:font-size-asian="10.5pt" style:font-name-complex="Courier" style:font-size-complex="10.5pt"/>
    </style:style>
    <style:style style:name="P21" style:family="paragraph" style:parent-style-name="sectionheading">
      <style:paragraph-properties fo:orphans="2" fo:widows="2"/>
    </style:style>
    <style:style style:name="P22" style:family="paragraph" style:parent-style-name="sectionheading">
      <style:paragraph-properties fo:margin-top="0.0417in" fo:margin-bottom="0.0555in" fo:orphans="2" fo:widows="2"/>
    </style:style>
    <style:style style:name="P23" style:family="paragraph" style:parent-style-name="Heading_20_2">
      <style:paragraph-properties fo:margin-top="0in" fo:margin-bottom="0.0555in" fo:orphans="2" fo:widows="2"/>
    </style:style>
    <style:style style:name="P24" style:family="paragraph" style:parent-style-name="Heading_20_3">
      <style:paragraph-properties fo:margin-top="0.0417in" fo:margin-bottom="0.0693in" fo:orphans="2" fo:widows="2"/>
    </style:style>
    <style:style style:name="P25" style:family="paragraph" style:parent-style-name="Heading_20_3">
      <style:paragraph-properties fo:margin-top="0.028in" fo:margin-bottom="0.0693in" fo:orphans="2" fo:widows="2"/>
    </style:style>
    <style:style style:name="P26" style:family="paragraph" style:parent-style-name="Heading_20_1" style:master-page-name="Standard">
      <style:paragraph-properties fo:margin-top="0in" fo:margin-bottom="0in" fo:orphans="2" fo:widows="2" style:page-number="auto"/>
    </style:style>
    <style:style style:name="P2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73753136" text:id="ct673753136">
          <text:insertion>
            <office:change-info>
              <dc:creator>Craig Russell</dc:creator>
              <dc:date>2012-10-11T23:35:00</dc:date>
            </office:change-info>
          </text:insertion>
        </text:changed-region>
        <text:changed-region xml:id="ct509068880" text:id="ct509068880">
          <text:insertion>
            <office:change-info>
              <dc:creator>Craig Russell</dc:creator>
              <dc:date>2012-10-11T23:37:00</dc:date>
            </office:change-info>
          </text:insertion>
        </text:changed-region>
        <text:changed-region xml:id="ct584831648" text:id="ct584831648">
          <text:insertion>
            <office:change-info>
              <dc:creator>Craig Russell</dc:creator>
              <dc:date>2012-10-11T23:38:00</dc:date>
            </office:change-info>
          </text:insertion>
        </text:changed-region>
        <text:changed-region xml:id="ct508657760" text:id="ct508657760">
          <text:insertion>
            <office:change-info>
              <dc:creator>Craig Russell</dc:creator>
              <dc:date>2012-10-11T23:39:00</dc:date>
            </office:change-info>
          </text:insertion>
        </text:changed-region>
        <text:changed-region xml:id="ct509408656" text:id="ct509408656">
          <text:insertion>
            <office:change-info>
              <dc:creator>Craig Russell</dc:creator>
              <dc:date>2012-10-11T23:41:00</dc:date>
            </office:change-info>
          </text:insertion>
        </text:changed-region>
        <text:changed-region xml:id="ct501021120" text:id="ct501021120">
          <text:insertion>
            <office:change-info>
              <dc:creator>Craig Russell</dc:creator>
              <dc:date>2012-10-11T23:42:00</dc:date>
            </office:change-info>
          </text:insertion>
        </text:changed-region>
        <text:changed-region xml:id="ct742447872" text:id="ct742447872">
          <text:insertion>
            <office:change-info>
              <dc:creator>Craig Russell</dc:creator>
              <dc:date>2012-10-11T23:43:00</dc:date>
            </office:change-info>
          </text:insertion>
        </text:changed-region>
        <text:changed-region xml:id="ct514683680" text:id="ct514683680">
          <text:insertion>
            <office:change-info>
              <dc:creator>Craig Russell</dc:creator>
              <dc:date>2012-10-11T2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7000025F9000000C9F0140E06.wmf" xlink:type="simple" xlink:show="embed" xlink:actuate="onLoad">
          <text:p/>
        </draw:image>
      </draw:frame>
      <draw:frame text:anchor-type="page" text:anchor-page-number="1" draw:z-index="7" draw:name="Picture 6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8" draw:name="Picture 6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9" draw:name="Picture 69"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0" draw:name="Picture 70"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3" draw:name="Picture 72"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5" draw:name="Picture 73"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0" draw:name="Picture 75"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27" svg:width="2.7913in" svg:height="0.135in" svg:x="-2.3752in" svg:y="0in">
        <draw:image xlink:href="Pictures/2000000700000FB5000000C94FDA4EAC.wmf" xlink:type="simple" xlink:show="embed" xlink:actuate="onLoad">
          <text:p/>
        </draw:image>
      </draw:frame>
      <text:h text:style-name="P26" text:outline-level="1"><text:alphabetical-index-mark-start text:id="IMark689498856" text:main-entry="true"/>PersistenceManagerFactory<text:alphabetical-index-mark-end text:id="IMark689498856"/></text:h>
      <text:p text:style-name="P15"><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1">This chapter details the <text:alphabetical-index-mark-start text:id="IMark689498856" text:main-entry="true"/><text:span text:style-name="T1">PersistenceManagerFactory</text:span><text:alphabetical-index-mark-end text:id="IMark689498856"/>, which is responsible for creating <text:span text:style-name="T1">PersistenceManager</text:span> instances for application use.</text:p>
      <text:p text:style-name="P18">package javax.jdo;</text:p>
      <text:p text:style-name="P18">public interface <text:alphabetical-index-mark-start text:id="IMark446122788" text:main-entry="true"/>PersistenceManagerFactory<text:alphabetical-index-mark-end text:id="IMark446122788"/> {</text:p>
      <text:p text:style-name="P16"><draw:frame draw:style-name="fr1" draw:name="1" text:anchor-type="as-char" svg:width="2.7917in" svg:height="0.1346in" draw:z-index="1"><draw:image xlink:href="Pictures/2000000700000FB5000000C94FDA4EAC.wmf" xlink:type="simple" xlink:show="embed" xlink:actuate="onLoad"/></draw:frame></text:p>
      <text:h text:style-name="P23" text:outline-level="2"><text:bookmark text:name="R-1023405"/>Interface <text:alphabetical-index-mark-start text:id="IMark446122788" text:main-entry="true"/>PersistenceManagerFactory<text:alphabetical-index-mark-end text:id="IMark446122788"/></text:h>
      <text:p text:style-name="P11">A JDO vendor must provide a class that implements <text:alphabetical-index-mark-start text:id="IMark446122788" text:main-entry="true"/><text:span text:style-name="T1">PersistenceManagerFactory</text:span><text:alphabetical-index-mark-end text:id="IMark446122788"/> and is permitted to provide a <text:span text:style-name="T1">PersistenceManager</text:span> constructor[s].</text:p>
      <text:p text:style-name="P11">A non-managed JDO application might choose to use a <text:span text:style-name="T1">PersistenceManager</text:span> constructor (JDO vendor specific) or use a <text:alphabetical-index-mark-start text:id="IMark593388148" text:main-entry="true"/><text:span text:style-name="T1">PersistenceManagerFactory</text:span><text:alphabetical-index-mark-end text:id="IMark593388148"/> (provided by the JDO vendor). A portable JDO application must use the <text:alphabetical-index-mark-start text:id="IMark446122788" text:main-entry="true"/><text:span text:style-name="T1">PersistenceManagerFactory</text:span><text:alphabetical-index-mark-end text:id="IMark446122788"/>.</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46122788" text:main-entry="true"/><text:span text:style-name="T1">PersistenceManagerFactory</text:span><text:alphabetical-index-mark-end text:id="IMark446122788"/>; and then calls one of the factory’s <text:alphabetical-index-mark-start text:id="IMark689498856" text:main-entry="true"/><text:span text:style-name="T1">getPersistenceManager</text:span><text:alphabetical-index-mark-end text:id="IMark689498856"/> methods. Alternatively, one of the <text:span text:style-name="T1">JDOHelper</text:span> methods can be used to acquire a <text:alphabetical-index-mark-start text:id="IMark593388148" text:main-entry="true"/><text:span text:style-name="T1">PersistenceManagerFactory</text:span><text:alphabetical-index-mark-end text:id="IMark593388148"/>.</text:p>
      <text:p text:style-name="P11">In a non-managed environment, the JDO <text:span text:style-name="T1">PersistenceManager</text:span> instance is acquired by lookup as above; by constructing a <text:span text:style-name="T1">PersistenceManager</text:span>; or by constructing a <text:alphabetical-index-mark-start text:id="IMark593388148" text:main-entry="true"/><text:span text:style-name="T1">PersistenceManagerFactory</text:span><text:alphabetical-index-mark-end text:id="IMark593388148"/>, configuring the factory, and then calling the factory’s <text:alphabetical-index-mark-start text:id="IMark689498856" text:main-entry="true"/><text:span text:style-name="T1">getPersistenceManager</text:span><text:alphabetical-index-mark-end text:id="IMark689498856"/> method. These constructors are not part of the JDO standard. However, the following is recommended to support portable applications.</text:p>
      <text:p text:style-name="P11">The <text:alphabetical-index-mark-start text:id="IMark689498856" text:main-entry="true"/><text:span text:style-name="T1">PersistenceManagerFactory</text:span><text:alphabetical-index-mark-end text:id="IMark689498856"/>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alphabetical-index-mark-start text:id="IMark593388148" text:main-entry="true"/><text:span text:style-name="T1">PersistenceManagerFactory</text:span><text:alphabetical-index-mark-end text:id="IMark593388148"/> follows the Java Beans pattern. Supported properties have a <text:span text:style-name="T1">get</text:span> method and a <text:span text:style-name="T1">set</text:span> method. </text:p>
      <text:p text:style-name="P11">The following properties, if set in the <text:alphabetical-index-mark-start text:id="IMark593388148" text:main-entry="true"/><text:span text:style-name="T1">PersistenceManagerFactory</text:span><text:alphabetical-index-mark-end text:id="IMark593388148"/>, are the default settings of all <text:span text:style-name="T1">PersistenceManager</text:span> instances created by the factory:</text:p>
      <text:p text:style-name="P3">•<text:span text:style-name="T1"><text:tab/></text:span><text:alphabetical-index-mark-start text:id="IMark689498856" text:main-entry="true"/><text:span text:style-name="T1">Optimistic</text:span><text:alphabetical-index-mark-end text:id="IMark689498856"/>: the transaction mode that specifies concurrency control</text:p>
      <text:p text:style-name="P6"><text:span text:style-name="Assertion">A11.1-1 [</text:span><text:alphabetical-index-mark-start text:id="IMark689498856" text:main-entry="true"/>PersistenceManagerFactory<text:alphabetical-index-mark-end text:id="IMark689498856"/>.setOptimistic(boolean flag) sets the value of the <text:alphabetical-index-mark-start text:id="IMark593388148" text:main-entry="true"/>Optimistic<text:alphabetical-index-mark-end text:id="IMark593388148"/> property (the transaction mode that specifies concurrency control)<text:span text:style-name="Assertion">]</text:span></text:p>
      <text:p text:style-name="P7"><text:span text:style-name="Assertion">A11.1-2 [</text:span><text:alphabetical-index-mark-start text:id="IMark593388148" text:main-entry="true"/>PersistenceManagerFactory<text:alphabetical-index-mark-end text:id="IMark593388148"/>.getOptimistic() returns the value of the <text:alphabetical-index-mark-start text:id="IMark689498856" text:main-entry="true"/>Optimistic<text:alphabetical-index-mark-end text:id="IMark689498856"/> property<text:span text:style-name="Assertion">]</text:span></text:p>
      <text:p text:style-name="P8"><text:soft-page-break/>•<text:span text:style-name="T1"><text:tab/></text:span><text:alphabetical-index-mark-start text:id="IMark689498856" text:main-entry="true"/><text:span text:style-name="T1">RetainValues</text:span><text:alphabetical-index-mark-end text:id="IMark689498856"/>: the transaction mode that specifies the treatment of persistent instances after commit</text:p>
      <text:p text:style-name="P6"><text:span text:style-name="Assertion">A11.1-3 [</text:span><text:alphabetical-index-mark-start text:id="IMark689498856" text:main-entry="true"/>PersistenceManagerFactory<text:alphabetical-index-mark-end text:id="IMark689498856"/>.setRetainValues(boolean flag) sets the value of the <text:alphabetical-index-mark-start text:id="IMark593388148" text:main-entry="true"/>RetainValues<text:alphabetical-index-mark-end text:id="IMark593388148"/> property (the transaction mode that specifies the treatment of persistent instances after commit)<text:span text:style-name="Assertion">]</text:span></text:p>
      <text:p text:style-name="P7"><text:span text:style-name="Assertion">A11.1-4 [</text:span><text:alphabetical-index-mark-start text:id="IMark593388148" text:main-entry="true"/>PersistenceManagerFactory<text:alphabetical-index-mark-end text:id="IMark593388148"/>.getRetainValues() returns the value of the <text:alphabetical-index-mark-start text:id="IMark689498856" text:main-entry="true"/>RetainValues<text:alphabetical-index-mark-end text:id="IMark689498856"/>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text:alphabetical-index-mark-start text:id="IMark593388148" text:main-entry="true"/>PersistenceManagerFactory<text:alphabetical-index-mark-end text:id="IMark593388148"/>.setRestoreValues(boolean flag) sets the value of the RestoreValues property (the transaction mode that specifies the treatment of persistent instances after rollback)<text:span text:style-name="Assertion">]</text:span></text:p>
      <text:p text:style-name="P7"><text:span text:style-name="Assertion">A11.1-29 [</text:span><text:alphabetical-index-mark-start text:id="IMark593388148" text:main-entry="true"/>PersistenceManagerFactory<text:alphabetical-index-mark-end text:id="IMark593388148"/>.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text:alphabetical-index-mark-start text:id="IMark689498856" text:main-entry="true"/>PersistenceManagerFactory<text:alphabetical-index-mark-end text:id="IMark689498856"/>.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text:alphabetical-index-mark-start text:id="IMark689498856" text:main-entry="true"/>PersistenceManagerFactory<text:alphabetical-index-mark-end text:id="IMark689498856"/>.getIgnoreCache() returns the value of the IgnoreCache property<text:span text:style-name="Assertion">]</text:span></text:p>
      <text:p text:style-name="P8">•<text:span text:style-name="T1"><text:tab/></text:span><text:alphabetical-index-mark-start text:id="IMark689498856" text:main-entry="true"/><text:span text:style-name="T1">NontransactionalRead</text:span><text:alphabetical-index-mark-end text:id="IMark689498856"/>: the <text:span text:style-name="T1">PersistenceManager</text:span> mode that allows instances to be read outside a transaction</text:p>
      <text:p text:style-name="P6"><text:span text:style-name="Assertion">A11.1-7 [</text:span><text:alphabetical-index-mark-start text:id="IMark593388148" text:main-entry="true"/>PersistenceManagerFactory<text:alphabetical-index-mark-end text:id="IMark593388148"/>.setNontransactionalRead(boolean flag) sets the value of the <text:alphabetical-index-mark-start text:id="IMark689498856" text:main-entry="true"/>NontransactionalRead<text:alphabetical-index-mark-end text:id="IMark689498856"/> property (the PersistenceManager mode that allows instances to be read outside a transaction)<text:span text:style-name="Assertion">]</text:span></text:p>
      <text:p text:style-name="P7"><text:span text:style-name="Assertion">A11.1-8 [</text:span><text:alphabetical-index-mark-start text:id="IMark689498856" text:main-entry="true"/>PersistenceManagerFactory<text:alphabetical-index-mark-end text:id="IMark689498856"/>.getNontransactionalRead()returns the value of the <text:alphabetical-index-mark-start text:id="IMark593388148" text:main-entry="true"/>NontransactionalRead<text:alphabetical-index-mark-end text:id="IMark593388148"/> property<text:span text:style-name="Assertion">]</text:span></text:p>
      <text:p text:style-name="P8">•<text:span text:style-name="T1"><text:tab/></text:span><text:alphabetical-index-mark-start text:id="IMark593388148" text:main-entry="true"/><text:span text:style-name="T1">NontransactionalWrite</text:span><text:alphabetical-index-mark-end text:id="IMark593388148"/>: the <text:span text:style-name="T1">PersistenceManager</text:span> mode that allows instances to be written outside a transaction</text:p>
      <text:p text:style-name="P6"><text:span text:style-name="Assertion">A11.1-9 [</text:span><text:alphabetical-index-mark-start text:id="IMark689498856" text:main-entry="true"/>PersistenceManagerFactory<text:alphabetical-index-mark-end text:id="IMark689498856"/>.setNontransactionalWrite(boolean flag) sets the value of the <text:alphabetical-index-mark-start text:id="IMark593388148" text:main-entry="true"/>NontransactionalWrite<text:alphabetical-index-mark-end text:id="IMark593388148"/> property (the PersistenceManager mode that allows instances to be written outside a transaction)<text:span text:style-name="Assertion">]</text:span></text:p>
      <text:p text:style-name="P7"><text:span text:style-name="Assertion">A11.1-10 [</text:span><text:alphabetical-index-mark-start text:id="IMark593388148" text:main-entry="true"/>PersistenceManagerFactory<text:alphabetical-index-mark-end text:id="IMark593388148"/>.getNontransactionalWrite() returns the value of the <text:alphabetical-index-mark-start text:id="IMark689498856" text:main-entry="true"/>NontransactionalWrite<text:alphabetical-index-mark-end text:id="IMark689498856"/>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689498856" text:main-entry="true"/>PersistenceManagerFactory<text:alphabetical-index-mark-end text:id="IMark689498856"/>.setMultithreaded(boolean flag) sets the value of the Multithreaded flag that indicates that the application will invoke methods or access fields of managed instances from multiple threads.<text:span text:style-name="Assertion">]</text:span></text:p>
      <text:p text:style-name="P7"><text:span text:style-name="Assertion">A11.1-12 [</text:span><text:alphabetical-index-mark-start text:id="IMark689498856" text:main-entry="true"/>PersistenceManagerFactory<text:alphabetical-index-mark-end text:id="IMark689498856"/>.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text:alphabetical-index-mark-start text:id="IMark689498856" text:main-entry="true"/>isolation level<text:alphabetical-index-mark-end text:id="IMark689498856"/> when using connections.</text:p>
      <text:p text:style-name="P6"><text:soft-page-break/><text:span text:style-name="Assertion">A11.1-33 [</text:span><text:alphabetical-index-mark-start text:id="IMark689498856" text:main-entry="true"/>PersistenceManagerFactory<text:alphabetical-index-mark-end text:id="IMark689498856"/>.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text:alphabetical-index-mark-start text:id="IMark689498856" text:main-entry="true"/>PersistenceManagerFactory<text:alphabetical-index-mark-end text:id="IMark689498856"/>.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alphabetical-index-mark-start text:id="IMark689498856" text:main-entry="true"/><text:span text:style-name="T1">PersistenceManagerFactory</text:span><text:alphabetical-index-mark-end text:id="IMark689498856"/>:</text:p>
      <text:p text:style-name="P4"><text:bookmark text:name="R-1021516"/><text:bookmark text:name="R-1021516T"/><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alphabetical-index-mark-start text:id="IMark446122788" text:main-entry="true"/><text:span text:style-name="T1">PersistenceManagerFactory</text:span><text:alphabetical-index-mark-end text:id="IMark446122788"/></text:p>
      <text:p text:style-name="P4"><text:span text:style-name="T1">TransactionType</text:span>: the type of transaction management used by this <text:alphabetical-index-mark-start text:id="IMark446122788" text:main-entry="true"/><text:span text:style-name="T1">PersistenceManagerFactory</text:span><text:alphabetical-index-mark-end text:id="IMark446122788"/>;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alphabetical-index-mark-start text:id="IMark446122788" text:main-entry="true"/><text:span text:style-name="T1">PersistenceManagerFactory</text:span><text:alphabetical-index-mark-end text:id="IMark446122788"/>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446122788" text:main-entry="true"/>PersistenceManagerFactory<text:alphabetical-index-mark-end text:id="IMark446122788"/>.setReadOnly(boolean) sets the value of the ReadOnly property<text:span text:style-name="Assertion">]</text:span></text:p>
      <text:p text:style-name="P7"><text:span text:style-name="Assertion">A11.1-30 [</text:span><text:alphabetical-index-mark-start text:id="IMark446122788" text:main-entry="true"/>PersistenceManagerFactory<text:alphabetical-index-mark-end text:id="IMark446122788"/>.getReadOnly() returns the value of the ReadOnly property<text:span text:style-name="Assertion">]</text:span></text:p>
      <text:h text:style-name="P21" text:outline-level="4"><text:tab/><text:tab/><text:bookmark text:name="R-1061484"/><text:bookmark text:name="R-1061484T"/>ServerTimeZoneID</text:h>
      <text:p text:style-name="P11"><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2" text:outline-level="4"><text:bookmark text:name="X-102186601"/><text:tab/><text:tab/><text:alphabetical-index-mark-start text:id="IMark689498856" text:main-entry="true"/>Transaction <text:alphabetical-index-mark-start text:id="IMark446122788" text:main-entry="true"/>Isolation Level<text:alphabetical-index-mark-end text:id="IMark446122788"/><text:alphabetical-index-mark-end text:id="IMark689498856"/></text:h>
      <text:p text:style-name="P11">If the <text:alphabetical-index-mark-start text:id="IMark689498856" text:main-entry="true"/>transaction <text:alphabetical-index-mark-start text:id="IMark446122788" text:main-entry="true"/>isolation level<text:alphabetical-index-mark-end text:id="IMark446122788"/><text:alphabetical-index-mark-end text:id="IMark689498856"/> is specified, the implementation will set the actual <text:alphabetical-index-mark-start text:id="IMark593388148" text:main-entry="true"/>isolation level<text:alphabetical-index-mark-end text:id="IMark593388148"/> to be no less than requested, or <text:alphabetical-index-mark-start text:id="IMark593388004" text:main-entry="true"/><text:span text:style-name="T1">JDOUnsupportedOptionException</text:span><text:alphabetical-index-mark-end text:id="IMark593388004"/> is thrown during freezing of the configuration (after the first use of <text:alphabetical-index-mark-start text:id="IMark446123460" text:main-entry="true"/><text:span text:style-name="T1">getPersistenceManager</text:span><text:alphabetical-index-mark-end text:id="IMark446123460"/>() or during construction via properties, <text:alphabetical-index-mark-start text:id="IMark593388196" text:main-entry="true"/>jdoconfig.xml<text:alphabetical-index-mark-end text:id="IMark593388196"/>, or persistence.xml). </text:p>
      <text:h text:style-name="P22" text:outline-level="4"><text:bookmark text:name="X-102186608"/><text:soft-page-break/><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text:alphabetical-index-mark-start text:id="IMark446123460" text:main-entry="true"/>PersistenceManagerFactory<text:alphabetical-index-mark-end text:id="IMark446123460"/>.setConnectionUserName(String name) sets the value of the ConnectionUserName property (the name of the user establishing the connection)<text:span text:style-name="Assertion">]</text:span></text:p>
      <text:p text:style-name="P7"><text:span text:style-name="Assertion">A11.1-14 [</text:span><text:alphabetical-index-mark-start text:id="IMark446123460" text:main-entry="true"/>PersistenceManagerFactory<text:alphabetical-index-mark-end text:id="IMark446123460"/>.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text:alphabetical-index-mark-start text:id="IMark593388196" text:main-entry="true"/>PersistenceManagerFactory<text:alphabetical-index-mark-end text:id="IMark593388196"/>.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text:alphabetical-index-mark-start text:id="IMark446123460" text:main-entry="true"/>PersistenceManagerFactory<text:alphabetical-index-mark-end text:id="IMark446123460"/>.setConnectionURL(String URL) sets the value of the ConnectionURL property (the URL for the data source)<text:span text:style-name="Assertion">]</text:span></text:p>
      <text:p text:style-name="P7"><text:span text:style-name="Assertion">A11.1-17 [</text:span><text:alphabetical-index-mark-start text:id="IMark446123460" text:main-entry="true"/>PersistenceManagerFactory<text:alphabetical-index-mark-end text:id="IMark446123460"/>.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text:alphabetical-index-mark-start text:id="IMark593388196" text:main-entry="true"/>PersistenceManagerFactory<text:alphabetical-index-mark-end text:id="IMark593388196"/>.setConnectionDriverName(String drivername) sets the value of the ConnectionDriverName property (the class name of the driver)<text:span text:style-name="Assertion">]</text:span></text:p>
      <text:p text:style-name="P7"><text:span text:style-name="Assertion">A11.1-32 [</text:span><text:alphabetical-index-mark-start text:id="IMark593388196" text:main-entry="true"/>PersistenceManagerFactory<text:alphabetical-index-mark-end text:id="IMark593388196"/>.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text:span><text:alphabetical-index-mark-start text:id="IMark56412912" text:main-entry="true"/><text:span text:style-name="T1">ConnectionFactory</text:span><text:alphabetical-index-mark-end text:id="IMark56412912"/>: the connection factory from which datastore connections are obtained</text:p>
      <text:p text:style-name="P6"><text:span text:style-name="Assertion">A11.1-18 [</text:span><text:alphabetical-index-mark-start text:id="IMark56412912" text:main-entry="true"/>PersistenceManagerFactory<text:alphabetical-index-mark-end text:id="IMark56412912"/>.setConnectionFactory(java.lang.Object <text:alphabetical-index-mark-start text:id="IMark446123460" text:main-entry="true"/>connectionFactory<text:alphabetical-index-mark-end text:id="IMark446123460"/>) sets the value of the <text:alphabetical-index-mark-start text:id="IMark593388196" text:main-entry="true"/>ConnectionFactory<text:alphabetical-index-mark-end text:id="IMark593388196"/> property (the connection factory from which data store connections are obtained)<text:span text:style-name="Assertion">]</text:span></text:p>
      <text:p text:style-name="P7"><text:span text:style-name="Assertion">A11.1-19 [</text:span><text:alphabetical-index-mark-start text:id="IMark593388196" text:main-entry="true"/>PersistenceManagerFactory<text:alphabetical-index-mark-end text:id="IMark593388196"/>.getConnectionFactory() returns the value of the <text:alphabetical-index-mark-start text:id="IMark446123460" text:main-entry="true"/>ConnectionFactory<text:alphabetical-index-mark-end text:id="IMark446123460"/>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593388196" text:main-entry="true"/>PersistenceManagerFactory<text:alphabetical-index-mark-end text:id="IMark59338819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text:alphabetical-index-mark-start text:id="IMark593388196" text:main-entry="true"/>PersistenceManagerFactory<text:alphabetical-index-mark-end text:id="IMark593388196"/>.getConnectionFactoryName() returns the value of the ConnectionFactoryName property<text:span text:style-name="Assertion">]</text:span></text:p>
      <text:p text:style-name="P11">If multiple connection properties are set, then they are evaluated in order: </text:p>
      <text:p text:style-name="P9"><text:soft-page-break/>•<text:span text:style-name="T3"><text:tab/></text:span><text:span text:style-name="Assertion">A11.1-22 [</text:span>if <text:alphabetical-index-mark-start text:id="IMark593388196" text:main-entry="true"/><text:span text:style-name="T1">ConnectionFactory</text:span><text:alphabetical-index-mark-end text:id="IMark593388196"/>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text:alphabetical-index-mark-start text:id="IMark56412912" text:main-entry="true"/>optimistic<text:alphabetical-index-mark-end text:id="IMark56412912"/>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text:alphabetical-index-mark-start text:id="IMark593388196" text:main-entry="true"/>PersistenceManagerFactory<text:alphabetical-index-mark-end text:id="IMark593388196"/>.setConnectionFactory2(java.lang.Object <text:alphabetical-index-mark-start text:id="IMark56412912" text:main-entry="true"/>connectionFactory<text:alphabetical-index-mark-end text:id="IMark56412912"/>) sets the value of the ConnectionFactory2 property (the connection factory from which nontransactional data store connections are obtained)<text:span text:style-name="Assertion">]</text:span></text:p>
      <text:p text:style-name="P7"><text:span text:style-name="Assertion">A11.1-25 [</text:span><text:alphabetical-index-mark-start text:id="IMark56412912" text:main-entry="true"/>PersistenceManagerFactory<text:alphabetical-index-mark-end text:id="IMark56412912"/>.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593388196" text:main-entry="true"/>PersistenceManagerFactory<text:alphabetical-index-mark-end text:id="IMark59338819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text:alphabetical-index-mark-start text:id="IMark593388196" text:main-entry="true"/>PersistenceManagerFactory<text:alphabetical-index-mark-end text:id="IMark593388196"/>.getConnectionFactory2Name() returns the value of the ConnectionFactory2Name property<text:span text:style-name="Assertion">]</text:span></text:p>
      <text:h text:style-name="P21"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imeouts can be specified at three locations: the <text:alphabetical-index-mark-start text:id="IMark593388196" text:main-entry="true"/><text:span text:style-name="T1">PersistenceManagerFactory</text:span><text:alphabetical-index-mark-end text:id="IMark593388196"/>, the <text:span text:style-name="T1">PersistenceManager</text:span>, and the <text:span text:style-name="T1">Query</text:span>. Timeouts specified at the <text:alphabetical-index-mark-start text:id="IMark56412912" text:main-entry="true"/><text:span text:style-name="T1">PersistenceManagerFactory</text:span><text:alphabetical-index-mark-end text:id="IMark5641291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4" text:outline-level="3"><text:soft-page-break/>Construction by Properties</text:h>
      <text:p text:style-name="P11"><text:span text:style-name="Assertion">A11.1-32 [</text:span>An implementation must provide two methods to construct a <text:alphabetical-index-mark-start text:id="IMark56412912" text:main-entry="true"/><text:span text:style-name="T1">PersistenceManagerFactory</text:span><text:alphabetical-index-mark-end text:id="IMark5641291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text:alphabetical-index-mark-start text:id="IMark593388196" text:main-entry="true"/>PersistenceManagerFactory<text:alphabetical-index-mark-end text:id="IMark593388196"/> getPersistenceManagerFactory (Map props);<text:span text:style-name="Assertion"><text:span text:style-name="T2">]</text:span></text:span></text:p>
      <text:p text:style-name="P18">static <text:alphabetical-index-mark-start text:id="IMark593388196" text:main-entry="true"/>PersistenceManagerFactory<text:alphabetical-index-mark-end text:id="IMark593388196"/> getPersistenceManagerFactory (Map overrides, Map props);<text:span text:style-name="Assertion"><text:span text:style-name="T2">]</text:span></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text:alphabetical-index-mark-start text:id="IMark593388196" text:main-entry="true"/>Optimistic<text:alphabetical-index-mark-end text:id="IMark593388196"/>"</text:p>
      <text:p text:style-name="P10">•<text:tab/>"javax.jdo.option.<text:alphabetical-index-mark-start text:id="IMark56412912" text:main-entry="true"/>RetainValues<text:alphabetical-index-mark-end text:id="IMark56412912"/>"</text:p>
      <text:p text:style-name="P10">•<text:tab/>"javax.jdo.option.RestoreValues"</text:p>
      <text:p text:style-name="P10">•<text:tab/>"javax.jdo.option.IgnoreCache"</text:p>
      <text:p text:style-name="P10">•<text:tab/>"javax.jdo.option.<text:alphabetical-index-mark-start text:id="IMark593388196" text:main-entry="true"/>NontransactionalRead<text:alphabetical-index-mark-end text:id="IMark593388196"/>"</text:p>
      <text:p text:style-name="P10">•<text:tab/>"javax.jdo.option.<text:alphabetical-index-mark-start text:id="IMark56412912" text:main-entry="true"/>NontransactionalWrite<text:alphabetical-index-mark-end text:id="IMark56412912"/>"</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text:alphabetical-index-mark-start text:id="IMark56412912" text:main-entry="true"/>javax.jdo.option.Mapping<text:alphabetical-index-mark-end text:id="IMark56412912"/>"</text:p>
      <text:p text:style-name="P10">•<text:tab/>"<text:alphabetical-index-mark-start text:id="IMark593388196" text:main-entry="true"/>javax.jdo.mapping.Catalog<text:alphabetical-index-mark-end text:id="IMark593388196"/>"</text:p>
      <text:p text:style-name="P10">•<text:tab/>"<text:alphabetical-index-mark-start text:id="IMark56412912" text:main-entry="true"/>javax.jdo.mapping.Schema<text:alphabetical-index-mark-end text:id="IMark56412912"/>"</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ext:soft-page-break/>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alphabetical-index-mark-start text:id="IMark593388196" text:main-entry="true"/><text:span text:style-name="T1">PersistenceManagerFactory</text:span><text:alphabetical-index-mark-end text:id="IMark593388196"/>.<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593388196" text:main-entry="true"/>list<text:alphabetical-index-mark-end text:id="IMark593388196"/> of classes to which the instantiated listener is registered to listen.</text:p>
      <text:p text:style-name="P11">Similarly, properties whose key begins with the prefix <text:span text:style-name="T1">"javax.jdo.datastore.</text:span><text:alphabetical-index-mark-start text:id="IMark593388196" text:main-entry="true"/><text:span text:style-name="T1">DataStoreCache</text:span><text:alphabetical-index-mark-end text:id="IMark593388196"/><text:span text:style-name="T1">." </text:span>have special treatment. The part of the key following the prefix is used as the class name of a class that implements <text:span text:style-name="T1">javax.jdo.datastore.</text:span><text:alphabetical-index-mark-start text:id="IMark56412912" text:main-entry="true"/><text:span text:style-name="T1">DataStoreCache</text:span><text:alphabetical-index-mark-end text:id="IMark56412912"/>. The implementation first attempts to get an instance via the static method <text:span text:style-name="T1">getInstance()</text:span> that returns an instance that implements the <text:span text:style-name="T1">javax.jdo.datastore.</text:span><text:alphabetical-index-mark-start text:id="IMark689498856" text:main-entry="true"/><text:span text:style-name="T1">DataStoreCache</text:span><text:alphabetical-index-mark-end text:id="IMark689498856"/>. If this is unsuccessful, an instance of this class is constructed via a no-args constructor. The implementation registers it as the cache for the <text:alphabetical-index-mark-start text:id="IMark446123460" text:main-entry="true"/><text:span text:style-name="T1">PersistenceManagerFactory</text:span><text:alphabetical-index-mark-end text:id="IMark446123460"/>.</text:p>
      <text:p text:style-name="P11"><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46123460" text:main-entry="true"/><text:span text:style-name="T1">JDOUnsupportedOptionException</text:span><text:alphabetical-index-mark-end text:id="IMark446123460"/>.<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text:span><text:soft-page-break/><text:span text:style-name="T1">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alphabetical-index-mark-start text:id="IMark446123460" text:main-entry="true"/><text:span text:style-name="T1">jdoconfig.xml</text:span><text:alphabetical-index-mark-end text:id="IMark446123460"/>,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689498856" text:main-entry="true"/><text:span text:style-name="T1">jdoconfig.xml</text:span><text:alphabetical-index-mark-end text:id="IMark689498856"/> file.</text:p>
      <text:h text:style-name="P25" text:outline-level="3">Construction by <text:alphabetical-index-mark-start text:id="IMark689498856" text:main-entry="true"/>jdoconfig.xml<text:alphabetical-index-mark-end text:id="IMark689498856"/></text:h>
      <text:p text:style-name="P11"><text:span text:style-name="Assertion">A11.1.2-1 [</text:span>Users can access a <text:alphabetical-index-mark-start text:id="IMark689498856" text:main-entry="true"/><text:span text:style-name="T1">PersistenceManagerFactory</text:span><text:alphabetical-index-mark-end text:id="IMark689498856"/><text:span text:style-name="T1"> </text:span>by creating a <text:bookmark text:name="X-101997651"/><text:alphabetical-index-mark-start text:id="IMark593388004" text:main-entry="true"/>jdoconfig.xml<text:alphabetical-index-mark-end text:id="IMark593388004"/> file and making it available on the class path as <text:bookmark text:name="X-101997652"/><text:alphabetical-index-mark-start text:id="IMark446123460" text:main-entry="true"/>META-INF<text:alphabetical-index-mark-end text:id="IMark446123460"/>/<text:alphabetical-index-mark-start text:id="IMark56412912" text:main-entry="true"/>jdoconfig.xml<text:alphabetical-index-mark-end text:id="IMark56412912"/>.<text:span text:style-name="Assertion">]</text:span> The format of the <text:alphabetical-index-mark-start text:id="IMark593388196" text:main-entry="true"/>jdoconfig.xml<text:alphabetical-index-mark-end text:id="IMark593388196"/> file is described fully in Appendix D. Any number of <text:alphabetical-index-mark-start text:id="IMark593388148" text:main-entry="true"/>META-INF<text:alphabetical-index-mark-end text:id="IMark593388148"/>/<text:alphabetical-index-mark-start text:id="IMark446122788" text:main-entry="true"/>jdoconfig.xml<text:alphabetical-index-mark-end text:id="IMark446122788"/> files can be used. The element persistence-manager-factory configures the named <text:alphabetical-index-mark-start text:id="IMark593388388" text:main-entry="true"/><text:span text:style-name="T1">PersistenceManagerFactory</text:span><text:alphabetical-index-mark-end text:id="IMark593388388"/>.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593388388" text:main-entry="true"/><text:span text:style-name="T1">jdoconfig.xml</text:span><text:alphabetical-index-mark-end text:id="IMark593388388"/>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593388148" text:main-entry="true"/><text:span text:style-name="T1">PersistenceManagerFactory</text:span><text:alphabetical-index-mark-end text:id="IMark593388148"/> method <text:span text:style-name="T1">getPersistenceManagerFactory (Map props);</text:span>.</text:p>
      <text:h text:style-name="P24" text:outline-level="3">Access via <text:bookmark text:name="X-101997754"/>persistence.xml</text:h>
      <text:p text:style-name="P11">Users can access a <text:alphabetical-index-mark-start text:id="IMark593388388" text:main-entry="true"/><text:span text:style-name="T1">PersistenceManagerFactory</text:span><text:alphabetical-index-mark-end text:id="IMark593388388"/><text:span text:style-name="T1"> </text:span>by referring to an existing persistence.xml file that contains the configuration information for a <text:alphabetical-index-mark-start text:id="IMark593388148" text:main-entry="true"/><text:span text:style-name="T1">PersistenceManagerFactory</text:span><text:alphabetical-index-mark-end text:id="IMark593388148"/>. If a <text:alphabetical-index-mark-start text:id="IMark446122788" text:main-entry="true"/><text:span text:style-name="T1">PersistenceManagerFactory</text:span><text:alphabetical-index-mark-end text:id="IMark446122788"/> definition includes the property <text:span text:style-name="T1">PersistenceUnitName</text:span>, then the <text:alphabetical-index-mark-start text:id="IMark593388196" text:main-entry="true"/><text:span text:style-name="T1">PersistenceManagerFactory</text:span><text:alphabetical-index-mark-end text:id="IMark593388196"/>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4" text:outline-level="3">jdoconfig.xml</text:h>
      <text:p text:style-name="P11">The <text:alphabetical-index-mark-start text:id="IMark446122788" text:main-entry="true"/>jdoconfig.xml<text:alphabetical-index-mark-end text:id="IMark446122788"/>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text:alphabetical-index-mark-start text:id="IMark593388196" text:main-entry="true"/>optimistic<text:alphabetical-index-mark-end text:id="IMark593388196"/> (true|false) CDATA #IMPLIED&gt;</text:p>
      <text:p text:style-name="P13">&lt;!ATTLIST persistence-manager-factory readonly (true|false) CDATA ‘false’&gt;</text:p>
      <text:p text:style-name="P13"><text:soft-page-break/>&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2"><draw:image xlink:href="Pictures/2000000700000FB5000000C94FDA4EAC.wmf" xlink:type="simple" xlink:show="embed" xlink:actuate="onLoad"/></draw:frame></text:p>
      <text:h text:style-name="P23" text:outline-level="2"><text:bookmark text:name="R-1059197"/><text:alphabetical-index-mark-start text:id="IMark56398076" text:main-entry="true"/>ConnectionFactory<text:alphabetical-index-mark-end text:id="IMark56398076"/></text:h>
      <text:p text:style-name="P11">For implementations that layer on top of standard <text:span text:style-name="T1">Connector</text:span> implementations, the configuration will typically support all of the associated <text:alphabetical-index-mark-start text:id="IMark56398076" text:main-entry="true"/><text:span text:style-name="T1">ConnectionFactory</text:span><text:alphabetical-index-mark-end text:id="IMark56398076"/> properties.</text:p>
      <text:p text:style-name="P11">When used in a managed environment, the <text:alphabetical-index-mark-start text:id="IMark56398076" text:main-entry="true"/><text:span text:style-name="T1">ConnectionFactory</text:span><text:alphabetical-index-mark-end text:id="IMark56398076"/> will be obtained from a<text:span text:style-name="T1"> ManagedConnectionFactory</text:span>, which is then responsible for implementing the resource adapter interactions with the container.</text:p>
      <text:p text:style-name="P11">The following properties of the <text:alphabetical-index-mark-start text:id="IMark593388196" text:main-entry="true"/><text:span text:style-name="T1">ConnectionFactory</text:span><text:alphabetical-index-mark-end text:id="IMark593388196"/> should be used if the data source has a corresponding concept:</text:p>
      <text:p text:style-name="P9">•<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oft-page-break/>•<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alphabetical-index-mark-start text:id="IMark593388196" text:main-entry="true"/><text:span text:style-name="T1">PersistenceManagerFactory</text:span><text:alphabetical-index-mark-end text:id="IMark593388196"/> implementation class can support properties specific to the data source or to the <text:span text:style-name="T1">PersistenceManager</text:span>.</text:p>
      <text:p text:style-name="P11">Aside from vendor-specific configuration APIs, there are these required methods for <text:alphabetical-index-mark-start text:id="IMark56398076" text:main-entry="true"/><text:span text:style-name="T1">PersistenceManagerFactory</text:span><text:alphabetical-index-mark-end text:id="IMark56398076"/>:</text:p>
      <text:p text:style-name="P16"><draw:frame draw:style-name="fr1" draw:name="3" text:anchor-type="as-char" svg:width="2.7917in" svg:height="0.1346in" draw:z-index="3"><draw:image xlink:href="Pictures/2000000700000FB5000000C94FDA4EAC.wmf" xlink:type="simple" xlink:show="embed" xlink:actuate="onLoad"/></draw:frame></text:p>
      <text:h text:style-name="P23" text:outline-level="2">PersistenceManager access</text:h>
      <text:p text:style-name="P18">PersistenceManager <text:alphabetical-index-mark-start text:id="IMark56398076" text:main-entry="true"/>getPersistenceManager<text:alphabetical-index-mark-end text:id="IMark56398076"/>();</text:p>
      <text:p text:style-name="P18">PersistenceManager <text:alphabetical-index-mark-start text:id="IMark56398076" text:main-entry="true"/>getPersistenceManager<text:alphabetical-index-mark-end text:id="IMark56398076"/>(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alphabetical-index-mark-start text:id="IMark56398076" text:main-entry="true"/><text:span text:style-name="T1">PersistenceManagerFactory</text:span><text:alphabetical-index-mark-end text:id="IMark56398076"/>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text:alphabetical-index-mark-start text:id="IMark56398076" text:main-entry="true"/>PersistenceManagerFactory<text:alphabetical-index-mark-end text:id="IMark56398076"/>.<text:alphabetical-index-mark-start text:id="IMark446122788" text:main-entry="true"/>getPersistenceManager<text:alphabetical-index-mark-end text:id="IMark446122788"/>() returns a PersistenceManager instance with the configured properties and the default values for option settings<text:span text:style-name="Assertion">]</text:span></text:p>
      <text:p text:style-name="P11"><text:span text:style-name="Assertion">A11.3-2 [</text:span><text:alphabetical-index-mark-start text:id="IMark446122788" text:main-entry="true"/>PersistenceManagerFactory<text:alphabetical-index-mark-end text:id="IMark446122788"/>.<text:alphabetical-index-mark-start text:id="IMark56398076" text:main-entry="true"/>getPersistenceManager<text:alphabetical-index-mark-end text:id="IMark56398076"/>(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alphabetical-index-mark-start text:id="IMark56398076" text:main-entry="true"/><text:span text:style-name="T1">getPersistenceManager</text:span><text:alphabetical-index-mark-end text:id="IMark56398076"/>,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4" text:outline-level="3">Access via proxy</text:h>
      <text:p text:style-name="P18">PersistenceManager <text:alphabetical-index-mark-start text:id="IMark585202232" text:main-entry="true"/>getPersistenceManagerProxy<text:alphabetical-index-mark-end text:id="IMark585202232"/>();</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text:soft-page-break/>If this method is used with a <text:alphabetical-index-mark-start text:id="IMark447293408" text:main-entry="true"/><text:span text:style-name="T1">PersistenceManager</text:span>Factory<text:alphabetical-index-mark-end text:id="IMark447293408"/>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6411520" text:main-entry="true"/><text:span text:style-name="T1">getPersistenceManager</text:span><text:alphabetical-index-mark-end text:id="IMark56411520"/>, <text:span text:style-name="T1">JDOHelper.</text:span><text:alphabetical-index-mark-start text:id="IMark447293408" text:main-entry="true"/><text:span text:style-name="T1">getPersistenceManager</text:span><text:alphabetical-index-mark-end text:id="IMark447293408"/>, and <text:span text:style-name="T1">PersistenceCapable.</text:span><text:alphabetical-index-mark-start text:id="IMark585202232" text:main-entry="true"/><text:span text:style-name="T1">getPersistenceManager</text:span><text:alphabetical-index-mark-end text:id="IMark585202232"/> return the actual <text:span text:style-name="T1">PersistenceManager</text:span> to which the proxy delegated the original method. </text:p>
      <text:p text:style-name="P11">If this method is used with a <text:alphabetical-index-mark-start text:id="IMark447293408" text:main-entry="true"/><text:span text:style-name="T1">PersistenceManager</text:span>Factory<text:alphabetical-index-mark-end text:id="IMark447293408"/>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4"><draw:image xlink:href="Pictures/2000000700000FB5000000C94FDA4EAC.wmf" xlink:type="simple" xlink:show="embed" xlink:actuate="onLoad"/></draw:frame></text:p>
      <text:h text:style-name="P23" text:outline-level="2">Close the <text:alphabetical-index-mark-start text:id="IMark56411520" text:main-entry="true"/>PersistenceManagerFactory<text:alphabetical-index-mark-end text:id="IMark56411520"/></text:h>
      <text:p text:style-name="P11">During operation of JDO, resources might be acquired on behalf of a <text:alphabetical-index-mark-start text:id="IMark56411520" text:main-entry="true"/>PersistenceManagerFactory<text:alphabetical-index-mark-end text:id="IMark56411520"/>, e.g. connection pools, persistence manager pools, compiled queries, cached metadata, etc. If a <text:alphabetical-index-mark-start text:id="IMark447293408" text:main-entry="true"/>PersistenceManagerFactory<text:alphabetical-index-mark-end text:id="IMark447293408"/> is no longer needed, these resources should be returned to the system. The close method disables the <text:alphabetical-index-mark-start text:id="IMark585202232" text:main-entry="true"/>PersistenceManagerFactory<text:alphabetical-index-mark-end text:id="IMark585202232"/> and allows cleanup of resources.</text:p>
      <text:p text:style-name="P11">Premature close of a <text:alphabetical-index-mark-start text:id="IMark585202232" text:main-entry="true"/>PersistenceManagerFactory<text:alphabetical-index-mark-end text:id="IMark58520223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Assertion"><text:span text:style-name="T2">A11.4-2 (11.4-1 exists already under chap. 11.5)[</text:span></text:span>void close();</text:p>
      <text:p text:style-name="P11">Close this <text:alphabetical-index-mark-start text:id="IMark585202232" text:main-entry="true"/>PersistenceManagerFactory<text:alphabetical-index-mark-end text:id="IMark585202232"/>.<text:span text:style-name="Assertion">]</text:span> <text:span text:style-name="Assertion">A11.4-3 [</text:span>Check for JDOPermission("closePersistenceManagerFactory") and if not authorized, throw SecurityException. <text:span text:style-name="Assertion">]</text:span></text:p>
      <text:p text:style-name="P11"><text:span text:style-name="Assertion">A11.4-4 [</text:span>If the authorization check succeeds, check to see that all PersistenceManager instances obtained from this <text:alphabetical-index-mark-start text:id="IMark585202232" text:main-entry="true"/>PersistenceManagerFactory<text:alphabetical-index-mark-end text:id="IMark585202232"/> have no active transactions. If any PersistenceManager <text:soft-page-break/>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text:alphabetical-index-mark-start text:id="IMark585202232" text:main-entry="true"/>PersistenceManagerFactory<text:alphabetical-index-mark-end text:id="IMark585202232"/><text:span text:style-name="Assertion">]</text:span> <text:span text:style-name="Assertion">A11.4-6 [</text:span>and mark this <text:alphabetical-index-mark-start text:id="IMark447293408" text:main-entry="true"/>PersistenceManagerFactory<text:alphabetical-index-mark-end text:id="IMark447293408"/> as closed. <text:span text:style-name="Assertion">]</text:span> <text:span text:style-name="Assertion">A11.4-8 [</text:span>After close completes, disallow all methods except close, isClosed, and get methods except for <text:alphabetical-index-mark-start text:id="IMark56411520" text:main-entry="true"/>getPersistenceManager<text:alphabetical-index-mark-end text:id="IMark56411520"/>.<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text:alphabetical-index-mark-start text:id="IMark56411520" text:main-entry="true"/>PersistenceManagerFactory<text:alphabetical-index-mark-end text:id="IMark56411520"/> is closed; and false otherwise.<text:span text:style-name="Assertion">]</text:span></text:p>
      <text:p text:style-name="P16"><draw:frame draw:style-name="fr1" draw:name="5" text:anchor-type="as-char" svg:width="2.7917in" svg:height="0.1346in" draw:z-index="5"><draw:image xlink:href="Pictures/2000000700000FB5000000C94FDA4EAC.wmf" xlink:type="simple" xlink:show="embed" xlink:actuate="onLoad"/></draw:frame></text:p>
      <text:h text:style-name="P23"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text:alphabetical-index-mark-start text:id="IMark447293408" text:main-entry="true"/>getProperties<text:alphabetical-index-mark-end text:id="IMark447293408"/>();</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text:alphabetical-index-mark-start text:id="IMark56411520" text:main-entry="true"/>PersistenceManagerFactory<text:alphabetical-index-mark-end text:id="IMark56411520"/>.<text:alphabetical-index-mark-start text:id="IMark447293408" text:main-entry="true"/>getProperties<text:alphabetical-index-mark-end text:id="IMark447293408"/>() returns a Properties instance containing two standard JDO implementation properties:</text:p>
      <text:p text:style-name="P2">•<text:tab/>VendorName: The name of the JDO vendor.</text:p>
      <text:p text:style-name="P9">•<text:span text:style-name="T4"><text:tab/></text:span>VersionNumber: The version number string.<text:span text:style-name="Assertion">]</text:span></text:p>
      <text:p text:style-name="P11">Other properties are vendor-specific.</text:p>
      <text:p text:style-name="P16"><draw:frame draw:style-name="fr1" draw:name="6" text:anchor-type="as-char" svg:width="2.7917in" svg:height="0.1346in" draw:z-index="6"><draw:image xlink:href="Pictures/2000000700000FB5000000C94FDA4EAC.wmf" xlink:type="simple" xlink:show="embed" xlink:actuate="onLoad"/></draw:frame></text:p>
      <text:h text:style-name="P23" text:outline-level="2">Optional Feature Support</text:h>
      <text:p text:style-name="P18">Collection&lt;String&gt; <text:alphabetical-index-mark-start text:id="IMark447293408" text:main-entry="true"/>supportedOptions<text:alphabetical-index-mark-end text:id="IMark447293408"/>();</text:p>
      <text:p text:style-name="P11">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ext:alphabetical-index-mark-start text:id="IMark56411520" text:main-entry="true"/>TransientTransactional<text:alphabetical-index-mark-end text:id="IMark56411520"/></text:p>
      <text:p text:style-name="P11">The JDO implementation supports the transient transactional life cycle states.</text:p>
      <text:p text:style-name="P18">javax.jdo.option.<text:alphabetical-index-mark-start text:id="IMark56411520" text:main-entry="true"/>NontransactionalRead<text:alphabetical-index-mark-end text:id="IMark56411520"/></text:p>
      <text:p text:style-name="P11">The JDO implementation supports reading and querying outside a transaction.</text:p>
      <text:p text:style-name="P18">javax.jdo.option.<text:alphabetical-index-mark-start text:id="IMark56411520" text:main-entry="true"/>NontransactionalWrite<text:alphabetical-index-mark-end text:id="IMark56411520"/></text:p>
      <text:p text:style-name="P11"><text:soft-page-break/>The JDO implementation supports the persistent-nontransactional-dirty life cycle state.</text:p>
      <text:p text:style-name="P18">javax.jdo.option.<text:alphabetical-index-mark-start text:id="IMark56411520" text:main-entry="true"/>RetainValues<text:alphabetical-index-mark-end text:id="IMark56411520"/></text:p>
      <text:p text:style-name="P11">The JDO implementation supports retaining values of persistent instances after commit.</text:p>
      <text:p text:style-name="P18">javax.jdo.option.<text:alphabetical-index-mark-start text:id="IMark56411520" text:main-entry="true"/>Optimistic<text:alphabetical-index-mark-end text:id="IMark56411520"/></text:p>
      <text:p text:style-name="P11">The JDO implementation supports the <text:alphabetical-index-mark-start text:id="IMark56411520" text:main-entry="true"/>optimistic<text:alphabetical-index-mark-end text:id="IMark56411520"/> transaction semantics.</text:p>
      <text:p text:style-name="P18">javax.jdo.option.<text:alphabetical-index-mark-start text:id="IMark56411520" text:main-entry="true"/>ApplicationIdentity<text:alphabetical-index-mark-end text:id="IMark56411520"/></text:p>
      <text:p text:style-name="P11">The JDO implementation supports application identity for persistent classes.</text:p>
      <text:p text:style-name="P18">javax.jdo.option.<text:alphabetical-index-mark-start text:id="IMark56411520" text:main-entry="true"/>DatastoreIdentity<text:alphabetical-index-mark-end text:id="IMark56411520"/></text:p>
      <text:p text:style-name="P11">The JDO implementation supports datastore identity for persistent classes.</text:p>
      <text:p text:style-name="P18">javax.jdo.option.<text:alphabetical-index-mark-start text:id="IMark56411520" text:main-entry="true"/>NonDurableIdentity<text:alphabetical-index-mark-end text:id="IMark56411520"/></text:p>
      <text:p text:style-name="P11">The JDO implementation supports nondurable identity for persistent classes</text:p>
      <text:p text:style-name="P18">javax.jdo.option.<text:alphabetical-index-mark-start text:id="IMark56411520" text:main-entry="true"/>ArrayList<text:alphabetical-index-mark-end text:id="IMark56411520"/></text:p>
      <text:p text:style-name="P11">The JDO implementation supports persistent field types of <text:alphabetical-index-mark-start text:id="IMark56411520" text:main-entry="true"/>ArrayList<text:alphabetical-index-mark-end text:id="IMark56411520"/>.</text:p>
      <text:p text:style-name="P18">javax.jdo.option.<text:alphabetical-index-mark-start text:id="IMark56411520" text:main-entry="true"/>LinkedList<text:alphabetical-index-mark-end text:id="IMark56411520"/></text:p>
      <text:p text:style-name="P11">The JDO implementation supports persistent field types of <text:alphabetical-index-mark-start text:id="IMark56411520" text:main-entry="true"/>LinkedList<text:alphabetical-index-mark-end text:id="IMark56411520"/>.</text:p>
      <text:p text:style-name="P18">javax.jdo.option.<text:alphabetical-index-mark-start text:id="IMark56411520" text:main-entry="true"/>TreeMap<text:alphabetical-index-mark-end text:id="IMark56411520"/></text:p>
      <text:p text:style-name="P11">The JDO implementation supports persistent field types of <text:alphabetical-index-mark-start text:id="IMark56411520" text:main-entry="true"/>TreeMap<text:alphabetical-index-mark-end text:id="IMark56411520"/>.</text:p>
      <text:p text:style-name="P18">javax.jdo.option.<text:alphabetical-index-mark-start text:id="IMark56411520" text:main-entry="true"/>TreeSet<text:alphabetical-index-mark-end text:id="IMark56411520"/></text:p>
      <text:p text:style-name="P11">The JDO implementation supports persistent field types of <text:alphabetical-index-mark-start text:id="IMark56411520" text:main-entry="true"/>TreeSet<text:alphabetical-index-mark-end text:id="IMark56411520"/>.</text:p>
      <text:p text:style-name="P18">javax.jdo.option.<text:alphabetical-index-mark-start text:id="IMark56411520" text:main-entry="true"/>Vector<text:alphabetical-index-mark-end text:id="IMark56411520"/></text:p>
      <text:p text:style-name="P11">The JDO implementation supports persistent field types of <text:alphabetical-index-mark-start text:id="IMark56411520" text:main-entry="true"/>Vector<text:alphabetical-index-mark-end text:id="IMark56411520"/>.</text:p>
      <text:p text:style-name="P18">javax.jdo.option.<text:alphabetical-index-mark-start text:id="IMark56411520" text:main-entry="true"/>List<text:alphabetical-index-mark-end text:id="IMark56411520"/></text:p>
      <text:p text:style-name="P11">The JDO implementation supports persistent field types of <text:alphabetical-index-mark-start text:id="IMark56411520" text:main-entry="true"/>List<text:alphabetical-index-mark-end text:id="IMark56411520"/>. This is now a requirement but the option is for compatibility with JDO 1.0 where this support was optional.</text:p>
      <text:p text:style-name="P12">javax.jdo.option.<text:alphabetical-index-mark-start text:id="IMark447293408" text:main-entry="true"/>Array<text:alphabetical-index-mark-end text:id="IMark447293408"/></text:p>
      <text:p text:style-name="P11">The JDO implementation supports persistent field types of <text:alphabetical-index-mark-start text:id="IMark447293408" text:main-entry="true"/>array<text:alphabetical-index-mark-end text:id="IMark447293408"/>.</text:p>
      <text:p text:style-name="P12">javax.jdo.option.<text:alphabetical-index-mark-start text:id="IMark56411520" text:main-entry="true"/>NullCollection<text:alphabetical-index-mark-end text:id="IMark56411520"/></text:p>
      <text:p text:style-name="P11">The JDO implementation allows null collections to be stored. Most relational implementations do not distinguish between empty and null collections, and this option will not be set for those implementations.</text:p>
      <text:p text:style-name="P18">javax.jdo.option.<text:alphabetical-index-mark-start text:id="IMark56411520" text:main-entry="true"/>ChangeApplicationIdentity<text:alphabetical-index-mark-end text:id="IMark56411520"/></text:p>
      <text:p text:style-name="P11">The JDO implementation supports changing of the application identity of instances.</text:p>
      <text:p text:style-name="P18">javax.jdo.option.<text:alphabetical-index-mark-start text:id="IMark56411520" text:main-entry="true"/>BinaryCompatibility<text:alphabetical-index-mark-end text:id="IMark56411520"/></text:p>
      <text:p text:style-name="P11">The JDO implementation supports the binary compatibility contract.</text:p>
      <text:p text:style-name="P18">javax.jdo.option.<text:alphabetical-index-mark-start text:id="IMark56411520" text:main-entry="true"/>GetDataStoreConnection<text:alphabetical-index-mark-end text:id="IMark56411520"/></text:p>
      <text:p text:style-name="P11">The JDO implementation supports use of a direct datastore connection.</text:p>
      <text:p text:style-name="P18"><text:soft-page-break/>javax.jdo.option.<text:alphabetical-index-mark-start text:id="IMark56411520" text:main-entry="true"/>GetJDBCConnection<text:alphabetical-index-mark-end text:id="IMark56411520"/></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text:alphabetical-index-mark-start text:id="IMark447293408" text:main-entry="true"/>isolation level<text:alphabetical-index-mark-end text:id="IMark447293408"/>.</text:p>
      <text:p text:style-name="P12">javax.jdo.option.TransactionIsolationLevel.read-uncommitted</text:p>
      <text:p text:style-name="P11">The datastore supports the read-uncommitted <text:alphabetical-index-mark-start text:id="IMark56411520" text:main-entry="true"/>isolation level<text:alphabetical-index-mark-end text:id="IMark56411520"/>.</text:p>
      <text:p text:style-name="P12">javax.jdo.option.TransactionIsolationLevel.repeatable-read</text:p>
      <text:p text:style-name="P11">The datastore supports the repeatable-read <text:alphabetical-index-mark-start text:id="IMark447293408" text:main-entry="true"/>isolation level<text:alphabetical-index-mark-end text:id="IMark447293408"/>.</text:p>
      <text:p text:style-name="P12">javax.jdo.option.TransactionIsolationLevel.serializable</text:p>
      <text:p text:style-name="P11">The datastore supports the serializable <text:alphabetical-index-mark-start text:id="IMark56411520" text:main-entry="true"/>isolation level<text:alphabetical-index-mark-end text:id="IMark56411520"/>.</text:p>
      <text:p text:style-name="P12">javax.jdo.option.TransactionIsolationLevel.snapshot</text:p>
      <text:p text:style-name="P11">The datastore supports the snapshot <text:alphabetical-index-mark-start text:id="IMark447293408" text:main-entry="true"/>isolation level<text:alphabetical-index-mark-end text:id="IMark447293408"/>.</text:p>
      <text:p text:style-name="P18">javax.jdo.query.SQL</text:p>
      <text:p text:style-name="P11">The JDO implementation supports SQL for queries executed via the <text:span text:style-name="T1">javax.jdo.Query</text:span> interface.</text:p>
      <text:p text:style-name="P18">javax.jdo.option.<text:alphabetical-index-mark-start text:id="IMark56411520" text:main-entry="true"/>UnconstrainedQueryVariables<text:alphabetical-index-mark-end text:id="IMark56411520"/><text:span text:style-name="Assertion"><text:span text:style-name="T2">]</text:span></text:span></text:p>
      <text:p text:style-name="P11">The JDO implementation supports <text:alphabetical-index-mark-start text:id="IMark56411520" text:main-entry="true"/>JDOQL<text:alphabetical-index-mark-end text:id="IMark56411520"/> queries that contain a variable without a contains clause to constrain the variable.</text:p>
      <text:p text:style-name="P18">javax.jdo.option.version.<text:alphabetical-index-mark-start text:id="IMark56411520" text:main-entry="true"/>DateTime<text:alphabetical-index-mark-end text:id="IMark56411520"/></text:p>
      <text:p text:style-name="P11">The JDO implementation supports use of a the date-time strategy for version checking.</text:p>
      <text:p text:style-name="P18">javax.jdo.option.version.<text:alphabetical-index-mark-start text:id="IMark56411520" text:main-entry="true"/>StateImage<text:alphabetical-index-mark-end text:id="IMark56411520"/></text:p>
      <text:p text:style-name="P11">The JDO implementation supports use of the state-image strategy for version checking.</text:p>
      <text:p text:style-name="P18">javax.jdo.option.<text:alphabetical-index-mark-start text:id="IMark56411520" text:main-entry="true"/>PreDirtyEvent<text:alphabetical-index-mark-end text:id="IMark56411520"/></text:p>
      <text:p text:style-name="P11">The JDO implementation supports event notifications of changes made to persistent instances before the instance is made dirty.</text:p>
      <text:p text:style-name="P18"><text:alphabetical-index-mark-start text:id="IMark56411520" text:main-entry="true"/>javax.jdo.option.mapping<text:alphabetical-index-mark-end text:id="IMark56411520"/>.<text:alphabetical-index-mark-start text:id="IMark447293408" text:main-entry="true"/>HeterogeneousObjectType<text:alphabetical-index-mark-end text:id="IMark447293408"/></text:p>
      <text:p text:style-name="P11">The JDO implementation supports mapping a persistent field of type Object to multiple types. There is no standard way to map this support.</text:p>
      <text:p text:style-name="P18"><text:alphabetical-index-mark-start text:id="IMark447293408" text:main-entry="true"/>javax.jdo.option.mapping<text:alphabetical-index-mark-end text:id="IMark447293408"/>.<text:alphabetical-index-mark-start text:id="IMark56411520" text:main-entry="true"/>HeterogeneousInterfaceType<text:alphabetical-index-mark-end text:id="IMark56411520"/></text:p>
      <text:p text:style-name="P11">The JDO implementation supports mapping a persistent field of a persistent interface type to multiple types. There is no standard way to map this support.</text:p>
      <text:p text:style-name="P18"><text:alphabetical-index-mark-start text:id="IMark56411520" text:main-entry="true"/>javax.jdo.option.mapping<text:alphabetical-index-mark-end text:id="IMark56411520"/>.<text:alphabetical-index-mark-start text:id="IMark447293408" text:main-entry="true"/>JoinedTablePerClass<text:alphabetical-index-mark-end text:id="IMark447293408"/></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text:alphabetical-index-mark-start text:id="IMark447293408" text:main-entry="true"/>javax.jdo.option.mapping<text:alphabetical-index-mark-end text:id="IMark447293408"/>.<text:alphabetical-index-mark-start text:id="IMark56411520" text:main-entry="true"/>JoinedTablePerConcreteClass<text:alphabetical-index-mark-end text:id="IMark56411520"/></text:p>
      <text:p text:style-name="P11"><text:soft-page-break/>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text:alphabetical-index-mark-start text:id="IMark56411520" text:main-entry="true"/>javax.jdo.option.mapping<text:alphabetical-index-mark-end text:id="IMark56411520"/>.<text:alphabetical-index-mark-start text:id="IMark447293408" text:main-entry="true"/>NonJoinedTablePerConcreteClass<text:alphabetical-index-mark-end text:id="IMark447293408"/></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text:alphabetical-index-mark-start text:id="IMark447293408" text:main-entry="true"/>javax.jdo.option.mapping<text:alphabetical-index-mark-end text:id="IMark447293408"/>.<text:alphabetical-index-mark-start text:id="IMark56411520" text:main-entry="true"/>RelationSubclassTable<text:alphabetical-index-mark-end text:id="IMark56411520"/></text:p>
      <text:p text:style-name="P11">The JDO implementation supports mapping persistent fields containing relationships to classes in an inheritance relationship that use subclass-table as the field mapping strategy.</text:p>
      <text:p text:style-name="P18">javax.jdo.option.<text:alphabetical-index-mark-start text:id="IMark56411520" text:main-entry="true"/>QueryCancel<text:alphabetical-index-mark-end text:id="IMark56411520"/></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text:alphabetical-index-mark-start text:id="IMark56411520" text:main-entry="true"/>DatastoreTimeout<text:alphabetical-index-mark-end text:id="IMark56411520"/></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8">javax.jdo.query.<text:alphabetical-index-mark-start text:id="IMark447293408" text:main-entry="true"/>JDOQL<text:alphabetical-index-mark-end text:id="IMark447293408"/><text:span text:style-name="Assertion"><text:span text:style-name="T2">]</text:span></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12"><draw:image xlink:href="Pictures/2000000700000FB5000000C94FDA4EAC.wmf" xlink:type="simple" xlink:show="embed" xlink:actuate="onLoad"/></draw:frame></text:p>
      <text:h text:style-name="P23" text:outline-level="2">Properties constructors</text:h>
      <text:p text:style-name="P11">The following methods are used by <text:span text:style-name="T1">JDOHelper</text:span> to construct an instance of <text:alphabetical-index-mark-start text:id="IMark56411520" text:main-entry="true"/><text:span text:style-name="T1">PersistenceManagerFactory</text:span><text:alphabetical-index-mark-end text:id="IMark56411520"/> based on user-specified property overrides and the name of a resource.</text:p>
      <text:p text:style-name="P18"><text:span text:style-name="Assertion"><text:span text:style-name="T2">A11.7-1 [</text:span></text:span>public static <text:alphabetical-index-mark-start text:id="IMark56411520" text:main-entry="true"/>PersistenceManagerFactory<text:alphabetical-index-mark-end text:id="IMark56411520"/> </text:p>
      <text:p text:style-name="P18"><text:tab/>getPersistenceManagerFactory (Map props);</text:p>
      <text:p text:style-name="P11">This static method must be defined on the class that implements <text:alphabetical-index-mark-start text:id="IMark56411520" text:main-entry="true"/><text:span text:style-name="T1">PersistenceManagerFactory</text:span><text:alphabetical-index-mark-end text:id="IMark56411520"/>. It returns an instance of <text:alphabetical-index-mark-start text:id="IMark447293408" text:main-entry="true"/><text:span text:style-name="T1">PersistenceManagerFactory</text:span><text:alphabetical-index-mark-end text:id="IMark447293408"/> based on the properties in the parameter. </text:p>
      <text:p text:style-name="P11">The method is used by <text:span text:style-name="T1">JDOHelper</text:span> to construct an instance of <text:alphabetical-index-mark-start text:id="IMark447293408" text:main-entry="true"/><text:span text:style-name="T1">PersistenceManagerFactory</text:span><text:alphabetical-index-mark-end text:id="IMark447293408"/> based on user-specified properties.</text:p>
      <text:p text:style-name="P18">public static <text:alphabetical-index-mark-start text:id="IMark447293408" text:main-entry="true"/>PersistenceManagerFactory<text:alphabetical-index-mark-end text:id="IMark447293408"/> </text:p>
      <text:p text:style-name="P18"><text:tab/>getPersistenceManagerFactory (Map overrides, Map props);</text:p>
      <text:p text:style-name="P11">This static method is a method defined in the <text:alphabetical-index-mark-start text:id="IMark447293408" text:main-entry="true"/><text:span text:style-name="T1">PersistenceManagerFactory</text:span><text:alphabetical-index-mark-end text:id="IMark447293408"/> interface, and must be defined on the class that implements <text:alphabetical-index-mark-start text:id="IMark56411808" text:main-entry="true"/><text:span text:style-name="T1">PersistenceManagerFactory</text:span><text:alphabetical-index-mark-end text:id="IMark56411808"/>. It returns an instance of <text:alphabetical-index-mark-start text:id="IMark56411520" text:main-entry="true"/><text:span text:style-name="T1">PersistenceManagerFactory</text:span><text:alphabetical-index-mark-end text:id="IMark56411520"/> based on the properties in the parameters. <text:soft-page-break/>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alphabetical-index-mark-start text:id="IMark689497848" text:main-entry="true"/><text:span text:style-name="T1">PersistenceManagerFactory</text:span><text:alphabetical-index-mark-end text:id="IMark689497848"/> is not configurable (the <text:span text:style-name="T1">setXXX</text:span> methods will throw an exception).<text:span text:style-name="Assertion">]</text:span> <text:span text:style-name="Assertion">A11.7-5 [</text:span>JDO implementations might manage a map of instantiated <text:alphabetical-index-mark-start text:id="IMark56411520" text:main-entry="true"/><text:span text:style-name="T1">PersistenceManagerFactory</text:span><text:alphabetical-index-mark-end text:id="IMark56411520"/> instances based on specified property key values, and return a previously instantiated <text:alphabetical-index-mark-start text:id="IMark56411808" text:main-entry="true"/><text:span text:style-name="T1">PersistenceManagerFactory</text:span><text:alphabetical-index-mark-end text:id="IMark56411808"/> instance. In this case, the properties of the returned instance must exactly match the requested properties.<text:span text:style-name="Assertion">]</text:span></text:p>
      <text:p text:style-name="P16"><draw:frame draw:style-name="fr1" draw:name="8" text:anchor-type="as-char" svg:width="2.7917in" svg:height="0.1346in" draw:z-index="14"><draw:image xlink:href="Pictures/2000000700000FB5000000C94FDA4EAC.wmf" xlink:type="simple" xlink:show="embed" xlink:actuate="onLoad"/></draw:frame></text:p>
      <text:h text:style-name="P23" text:outline-level="2"><text:alphabetical-index-mark-start text:id="IMark56411808" text:main-entry="true"/>Second-level cache management<text:alphabetical-index-mark-end text:id="IMark56411808"/></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56411808" text:main-entry="true"/>PersistenceManagerFactory<text:alphabetical-index-mark-end text:id="IMark56411808"/>. For the purpose of standardizing this behavior, the <text:alphabetical-index-mark-start text:id="IMark689497848" text:main-entry="true"/>DataStoreCache<text:alphabetical-index-mark-end text:id="IMark689497848"/> interface is used.</text:p>
      <text:p text:style-name="P11"><text:span text:style-name="Assertion">A11.8-1 [</text:span>To obtain a reference to the cache manager, the <text:alphabetical-index-mark-start text:id="IMark689497848" text:main-entry="true"/>getDataStoreCache<text:alphabetical-index-mark-end text:id="IMark689497848"/>() method of <text:alphabetical-index-mark-start text:id="IMark56411808" text:main-entry="true"/>PersistenceManagerFactory<text:alphabetical-index-mark-end text:id="IMark56411808"/> is used.</text:p>
      <text:p text:style-name="P18"><text:bookmark text:name="X-101871231"/><text:alphabetical-index-mark-start text:id="IMark56411808" text:main-entry="true"/>DataStoreCache<text:alphabetical-index-mark-end text:id="IMark56411808"/> <text:alphabetical-index-mark-start text:id="IMark689497848" text:main-entry="true"/>getDataStoreCache<text:alphabetical-index-mark-end text:id="IMark689497848"/>();</text:p>
      <text:p text:style-name="P11">If there is no second-level cache, the returned instance silently does nothing.<text:span text:style-name="Assertion">]</text:span></text:p>
      <text:p text:style-name="P18">package javax.jdo.datastore;</text:p>
      <text:p text:style-name="P18">public interface <text:alphabetical-index-mark-start text:id="IMark689497848" text:main-entry="true"/>DataStoreCache<text:alphabetical-index-mark-end text:id="IMark689497848"/> {</text:p>
      <text:h text:style-name="P22" text:outline-level="4"><text:bookmark text:name="X-101871235"/><text:tab/><text:tab/><text:alphabetical-index-mark-start text:id="IMark689497848" text:main-entry="true"/>Evicting objects from the cache<text:alphabetical-index-mark-end text:id="IMark689497848"/></text:h>
      <text:p text:style-name="P18"><text:tab/>void <text:alphabetical-index-mark-start text:id="IMark689497848" text:main-entry="true"/>evict<text:alphabetical-index-mark-end text:id="IMark689497848"/>(Object oid);</text:p>
      <text:p text:style-name="P18"><text:tab/>void <text:alphabetical-index-mark-start text:id="IMark689497848" text:main-entry="true"/>evictAll<text:alphabetical-index-mark-end text:id="IMark689497848"/>();</text:p>
      <text:p text:style-name="P18"><text:tab/>void <text:alphabetical-index-mark-start text:id="IMark689497848" text:main-entry="true"/>evictAll<text:alphabetical-index-mark-end text:id="IMark689497848"/>(Object... oids);</text:p>
      <text:p text:style-name="P18"><text:tab/>void <text:alphabetical-index-mark-start text:id="IMark689497848" text:main-entry="true"/>evictAll<text:alphabetical-index-mark-end text:id="IMark689497848"/>(Collection oids);</text:p>
      <text:p text:style-name="P18"><text:tab/>void <text:alphabetical-index-mark-start text:id="IMark689497848" text:main-entry="true"/>evictAll<text:alphabetical-index-mark-end text:id="IMark689497848"/>(Class pcClass, boolean subclasses);</text:p>
      <text:p text:style-name="P11">The <text:alphabetical-index-mark-start text:id="IMark689497848" text:main-entry="true"/>evict<text:alphabetical-index-mark-end text:id="IMark689497848"/> methods are hints to the implementation that the instances referred to by the object ids are stale and should be evicted from the cache. Evicting an instance does not <text:alphabetical-index-mark-start text:id="IMark56411808" text:main-entry="true"/>unpin<text:alphabetical-index-mark-end text:id="IMark56411808"/> it. </text:p>
      <text:h text:style-name="P22" text:outline-level="4"><text:bookmark text:name="X-101871233"/><text:tab/><text:tab/><text:alphabetical-index-mark-start text:id="IMark56411808" text:main-entry="true"/>Pinning objects in the cache<text:alphabetical-index-mark-end text:id="IMark56411808"/></text:h>
      <text:p text:style-name="P18"><text:tab/>void <text:alphabetical-index-mark-start text:id="IMark56411808" text:main-entry="true"/>pin<text:alphabetical-index-mark-end text:id="IMark56411808"/>(Object oid);</text:p>
      <text:p text:style-name="P18"><text:tab/>void <text:alphabetical-index-mark-start text:id="IMark56411808" text:main-entry="true"/>pinAll<text:alphabetical-index-mark-end text:id="IMark56411808"/>(Collection oids);</text:p>
      <text:p text:style-name="P18"><text:tab/>void <text:alphabetical-index-mark-start text:id="IMark56411808" text:main-entry="true"/>pinAll<text:alphabetical-index-mark-end text:id="IMark56411808"/>(Object... oids);</text:p>
      <text:p text:style-name="P18"><text:tab/>void <text:alphabetical-index-mark-start text:id="IMark56411808" text:main-entry="true"/>pinAll<text:alphabetical-index-mark-end text:id="IMark56411808"/>(Class pcClass, boolean subclasses);</text:p>
      <text:p text:style-name="P11"><text:soft-page-break/>The <text:alphabetical-index-mark-start text:id="IMark56411808" text:main-entry="true"/>pin<text:alphabetical-index-mark-end text:id="IMark56411808"/>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689497848" text:main-entry="true"/>pin<text:alphabetical-index-mark-end text:id="IMark689497848"/> or <text:alphabetical-index-mark-start text:id="IMark56411520" text:main-entry="true"/>unpin<text:alphabetical-index-mark-end text:id="IMark56411520"/> it. The <text:alphabetical-index-mark-start text:id="IMark585202232" text:main-entry="true"/>pinAll<text:alphabetical-index-mark-end text:id="IMark585202232"/> method with the Class parameter automatically pins all instances of that class, including those instances already in the cache and future instances of the class. When a class is pinned, <text:alphabetical-index-mark-start text:id="IMark447293408" text:main-entry="true"/>pin<text:alphabetical-index-mark-end text:id="IMark447293408"/> and <text:alphabetical-index-mark-start text:id="IMark495302708" text:main-entry="true"/>unpin<text:alphabetical-index-mark-end text:id="IMark495302708"/> methods on instances of the pinned class are ignored.</text:p>
      <text:h text:style-name="P22" text:outline-level="4"><text:bookmark text:name="X-101871234"/><text:tab/><text:tab/>Unpinning objects in the cache</text:h>
      <text:p text:style-name="P18"><text:tab/>void <text:alphabetical-index-mark-start text:id="IMark495302708" text:main-entry="true"/>unpin<text:alphabetical-index-mark-end text:id="IMark495302708"/>(Object oid);</text:p>
      <text:p text:style-name="P18"><text:tab/>void <text:alphabetical-index-mark-start text:id="IMark495302708" text:main-entry="true"/>unpinAll<text:alphabetical-index-mark-end text:id="IMark495302708"/>(Collection oids);</text:p>
      <text:p text:style-name="P18"><text:tab/>void <text:alphabetical-index-mark-start text:id="IMark495302708" text:main-entry="true"/>unpinAll<text:alphabetical-index-mark-end text:id="IMark495302708"/>(Object... oids);</text:p>
      <text:p text:style-name="P18"><text:tab/>void <text:alphabetical-index-mark-start text:id="IMark495302708" text:main-entry="true"/>unpinAll<text:alphabetical-index-mark-end text:id="IMark495302708"/>(Class pcClass, boolean subclasses);</text:p>
      <text:p text:style-name="P11">The <text:alphabetical-index-mark-start text:id="IMark495302708" text:main-entry="true"/>unpin<text:alphabetical-index-mark-end text:id="IMark495302708"/> methods are hints to the implementation that the instances referred to by the object ids should be unpinned (subject to eviction based on algorithm). There is no requirement that an instance be in the cache in order to <text:alphabetical-index-mark-start text:id="IMark447293408" text:main-entry="true"/>pin<text:alphabetical-index-mark-end text:id="IMark447293408"/> or <text:alphabetical-index-mark-start text:id="IMark585202232" text:main-entry="true"/>unpin<text:alphabetical-index-mark-end text:id="IMark585202232"/> it. The <text:alphabetical-index-mark-start text:id="IMark56411520" text:main-entry="true"/>unpinAll<text:alphabetical-index-mark-end text:id="IMark56411520"/> method with the Class parameter automatically unpins all instances of that class, including those instances already in the cache and future instances of the class. When a class is pinned, <text:alphabetical-index-mark-start text:id="IMark689497848" text:main-entry="true"/>pin<text:alphabetical-index-mark-end text:id="IMark689497848"/> and <text:alphabetical-index-mark-start text:id="IMark56411808" text:main-entry="true"/>unpin<text:alphabetical-index-mark-end text:id="IMark56411808"/> methods on instances of the pinned class are ignored.</text:p>
      <text:p text:style-name="P11">}</text:p>
      <text:p text:style-name="P16"><draw:frame draw:style-name="fr1" draw:name="9" text:anchor-type="as-char" svg:width="2.7917in" svg:height="0.1346in" draw:z-index="16"><draw:image xlink:href="Pictures/2000000700000FB5000000C94FDA4EAC.wmf" xlink:type="simple" xlink:show="embed" xlink:actuate="onLoad"/></draw:frame></text:p>
      <text:h text:style-name="P23" text:outline-level="2">Registering for life cycle events</text:h>
      <text:p text:style-name="P18"><text:span text:style-name="Assertion"><text:span text:style-name="T2">A11.9-1 [</text:span></text:span>void <text:alphabetical-index-mark-start text:id="IMark56411808" text:main-entry="true"/>addInstanceLifecycleListener<text:alphabetical-index-mark-end text:id="IMark56411808"/> (InstanceLifecycleListener listener, Class[] classes);</text:p>
      <text:p text:style-name="P11">This <text:alphabetical-index-mark-start text:id="IMark56411808" text:main-entry="true"/>PersistenceManagerFactory<text:alphabetical-index-mark-end text:id="IMark56411808"/> method adds the listener to the <text:alphabetical-index-mark-start text:id="IMark689497848" text:main-entry="true"/>list<text:alphabetical-index-mark-end text:id="IMark689497848"/> of instance lifecycle event listeners set as the initial listeners for each PersistenceManager created by this <text:alphabetical-index-mark-start text:id="IMark56411520" text:main-entry="true"/>PersistenceManagerFactory<text:alphabetical-index-mark-end text:id="IMark56411520"/>.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8"><text:span text:style-name="Assertion"><text:span text:style-name="T2">A11.9-2 [</text:span></text:span>void <text:alphabetical-index-mark-start text:id="IMark689497848" text:main-entry="true"/>removeInstanceLifecycleListener<text:alphabetical-index-mark-end text:id="IMark689497848"/> (InstanceLifecycleListener listener);</text:p>
      <text:p text:style-name="P11">This <text:alphabetical-index-mark-start text:id="IMark689497848" text:main-entry="true"/>PersistenceManagerFactory<text:alphabetical-index-mark-end text:id="IMark689497848"/> method removes the listener from the <text:alphabetical-index-mark-start text:id="IMark56411520" text:main-entry="true"/>list<text:alphabetical-index-mark-end text:id="IMark56411520"/> of event listeners set as the initial listeners for each PersistenceManager created by this <text:alphabetical-index-mark-start text:id="IMark56411808" text:main-entry="true"/>PersistenceManagerFactory<text:alphabetical-index-mark-end text:id="IMark56411808"/>.<text:span text:style-name="Assertion">]</text:span></text:p>
      <text:p text:style-name="P11">The <text:alphabetical-index-mark-start text:id="IMark56411808" text:main-entry="true"/>addInstanceLifecycleListener<text:alphabetical-index-mark-end text:id="IMark56411808"/> and <text:alphabetical-index-mark-start text:id="IMark56411520" text:main-entry="true"/>removeInstanceLifecycleListener<text:alphabetical-index-mark-end text:id="IMark56411520"/> methods are considered to be configuration methods and can only be called when the <text:alphabetical-index-mark-start text:id="IMark689497848" text:main-entry="true"/>PersistenceManagerFactory<text:alphabetical-index-mark-end text:id="IMark689497848"/> is configurable (before the first <text:alphabetical-index-mark-start text:id="IMark585202232" text:main-entry="true"/>getPersistenceManager<text:alphabetical-index-mark-end text:id="IMark585202232"/> is called).</text:p>
      <text:p text:style-name="P16"><text:soft-page-break/><draw:frame draw:style-name="fr1" draw:name="10" text:anchor-type="as-char" svg:width="2.7917in" svg:height="0.1346in" draw:z-index="18"><draw:image xlink:href="Pictures/2000000700000FB5000000C94FDA4EAC.wmf" xlink:type="simple" xlink:show="embed" xlink:actuate="onLoad"/></draw:frame></text:p>
      <text:h text:style-name="P23" text:outline-level="2">Metadata Access</text:h>
      <text:p text:style-name="P11">Metadata can be specified via annotations, xml, or API. These methods provide access to metadata managed by the <text:alphabetical-index-mark-start text:id="IMark585202232" text:main-entry="true"/><text:span text:style-name="T1">PersistenceManagerFactory</text:span><text:alphabetical-index-mark-end text:id="IMark585202232"/>. </text:p>
      <text:p text:style-name="P12">ComponentMetadata <text:alphabetical-index-mark-start text:id="IMark56411520" text:main-entry="true"/>getMetadata<text:alphabetical-index-mark-end text:id="IMark56411520"/>(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text:alphabetical-index-mark-start text:id="IMark56411520" text:main-entry="true"/>registerMetadata<text:alphabetical-index-mark-end text:id="IMark56411520"/>(JDOMetadata metadata);</text:p>
      <text:p text:style-name="P11">Register metadata with this <text:alphabetical-index-mark-start text:id="IMark56411520" text:main-entry="true"/><text:span text:style-name="T1">PersistenceManagerFactory</text:span><text:alphabetical-index-mark-end text:id="IMark56411520"/>. Metadata can be created using the <text:alphabetical-index-mark-start text:id="IMark585202232" text:main-entry="true"/><text:alphabetical-index-mark-start text:id="IMark689497848" text:main-entry="true"/><text:span text:style-name="T1">newMetadata</text:span><text:alphabetical-index-mark-end text:id="IMark689497848"/><text:alphabetical-index-mark-end text:id="IMark585202232"/> method.</text:p>
      <text:p text:style-name="P12">JDOMetadata <text:alphabetical-index-mark-start text:id="IMark689497848" text:main-entry="true"/><text:alphabetical-index-mark-start text:id="IMark585202232" text:main-entry="true"/>newMetadata<text:alphabetical-index-mark-end text:id="IMark585202232"/><text:alphabetical-index-mark-end text:id="IMark689497848"/>();</text:p>
      <text:p text:style-name="P11">Return a new JDO metadata object that can be subsequently modified and registered with this <text:alphabetical-index-mark-start text:id="IMark689497848" text:main-entry="true"/><text:span text:style-name="T1">PersistenceManagerFactory</text:span><text:alphabetical-index-mark-end text:id="IMark689497848"/>.</text:p>
      <text:h text:style-name="P23" text:outline-level="2"><text:change-start text:change-id="ct673753136"/>Managed Classes</text:h>
      <text:p text:style-name="P11">Users may obtain a collection of classes that are being managed by the <text:alphabetical-index-mark-start text:id="IMark447293408" text:main-entry="true"/><text:span text:style-name="T1">PersistenceManagerFactory</text:span><text:alphabetical-index-mark-end text:id="IMark447293408"/>. <text:change-end text:change-id="ct673753136"/><text:change-start text:change-id="ct509068880"/>These classes include those that have <text:change-end text:change-id="ct509068880"/><text:change-start text:change-id="ct584831648"/>been referenced by any <text:span text:style-name="T5">PersistenceManager</text:span> instances obtained from this <text:alphabetical-index-mark-start text:id="IMark585202232" text:main-entry="true"/><text:span text:style-name="T1">PersistenceManagerFactory</text:span><text:alphabetical-index-mark-end text:id="IMark585202232"/>, using methods such as <text:span text:style-name="T5">getEx</text:span><text:change-end text:change-id="ct584831648"/><text:change-start text:change-id="ct508657760"/><text:span text:style-name="T5">tent</text:span>, <text:span text:style-name="T5">newQuery</text:span>, <text:span text:style-name="T5">newInstance</text:span>, and <text:span text:style-name="T5">makePersistent</text:span>.<text:change-end text:change-id="ct508657760"/><text:change-start text:change-id="ct509408656"/> Other classes that were <text:change-end text:change-id="ct509408656"/><text:change-start text:change-id="ct501021120"/>loaded by the implementation based on policy or implementation-specific features might also be returned.</text:p>
      <text:p text:style-name="P11">The <text:change-end text:change-id="ct501021120"/><text:change-start text:change-id="ct742447872"/>permission <text:span text:style-name="T5">getMetadata</text:span> must be granted to the caller or a <text:span text:style-name="T5">SecurityException</text:span> is thrown. <text:change-end text:change-id="ct742447872"/><text:change-start text:change-id="ct514683680"/></text:p>
      <text:p text:style-name="P20">Collection&lt;Class&gt; getManagedClasses();<text:change-end text:change-id="ct514683680"/></text:p>
      <text:p text:style-name="P16"><draw:frame draw:style-name="fr1" draw:name="11" text:anchor-type="as-char" svg:width="2.7917in" svg:height="0.1346in" draw:z-index="19"><draw:image xlink:href="Pictures/2000000700000FB5000000C94FDA4EAC.wmf" xlink:type="simple" xlink:show="embed" xlink:actuate="onLoad"/></draw:frame></text:p>
      <text:h text:style-name="P23"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585202232" text:main-entry="true"/><text:span text:style-name="T1">jdoconfig.xml</text:span><text:alphabetical-index-mark-end text:id="IMark585202232"/>. <text:span text:style-name="Assertion">]</text:span> </text:p>
      <text:p text:style-name="P16"><draw:frame draw:style-name="fr1" draw:name="12" text:anchor-type="as-char" svg:width="2.7917in" svg:height="0.1346in" draw:z-index="22"><draw:image xlink:href="Pictures/2000000700000FB5000000C94FDA4EAC.wmf" xlink:type="simple" xlink:show="embed" xlink:actuate="onLoad"/></draw:frame></text:p>
      <text:h text:style-name="P23" text:outline-level="2"><text:alphabetical-index-mark-start text:id="IMark585202232" text:main-entry="true"/>OSGi Service Discovery<text:alphabetical-index-mark-end text:id="IMark585202232"/></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2"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2" text:outline-level="4"><text:tab/><text:tab/>From the implementation perspective</text:h>
      <text:p text:style-name="P11">In the JDO implementation jar file, add the file <text:alphabetical-index-mark-start text:id="IMark585202232" text:main-entry="true"/><text:span text:style-name="T1">META-INF</text:span><text:alphabetical-index-mark-end text:id="IMark585202232"/><text:span text:style-name="T1">/services/javax.jdo.</text:span><text:alphabetical-index-mark-start text:id="IMark447293408" text:main-entry="true"/><text:span text:style-name="T1">PersistenceManagerFactory</text:span><text:alphabetical-index-mark-end text:id="IMark447293408"/>, which contains a single line with the fully qualified class name of the <text:alphabetical-index-mark-start text:id="IMark56411808" text:main-entry="true"/><text:span text:style-name="T1">PersistenceManagerFactory</text:span><text:alphabetical-index-mark-end text:id="IMark56411808"/>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2" text:outline-level="4"><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text:soft-page-break/>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meta:editing-cycles>
    <meta:creation-date>2012-06-24T15:50:32.45</meta:creation-date>
    <meta:editing-duration>PT5H58M23S</meta:editing-duration>
    <meta:generator>OpenOffice.org/3.4.1$Unix OpenOffice.org_project/341m1$Build-9593</meta:generator>
    <dc:title>JDO_Chapter</dc:title>
    <dc:date>2012-10-11T23:44:31</dc:date>
    <dc:creator>Craig Russell</dc:creator>
    <meta:document-statistic meta:table-count="0" meta:image-count="13" meta:object-count="0" meta:page-count="21" meta:paragraph-count="446" meta:word-count="6292" meta:character-count="498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